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05"/>
      <text:p text:style-name="P105"/>
      <text:p text:style-name="P105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05"/>
      <text:p text:style-name="P105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05"/>
      <text:p text:style-name="P105"/>
      <text:p text:style-name="P105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05"/>
      <text:p text:style-name="P105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06"/>
      <text:p text:style-name="P116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07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08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08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09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17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10"/>
      <text:p text:style-name="P110"/>
      <text:p text:style-name="P110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10"/>
      <text:p text:style-name="P110"/>
      <text:p text:style-name="P110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11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12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13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14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15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18"/>
      <text:p text:style-name="P118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19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20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21"/>
      <text:p text:style-name="P121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22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22"/>
      <text:p text:style-name="P122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23"/>
      <text:p text:style-name="P123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24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48"/>
      <text:p text:style-name="P124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25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26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27"/>
      <text:p text:style-name="P127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27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28"/>
      <text:p text:style-name="P128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29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29"/>
      <text:p text:style-name="P129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29">D<text:span text:style-name="T12">imecres<text:tab/>22/11/23</text:span><text:span text:style-name="T24"> </text:span></text:p>
      <text:p text:style-name="P146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29"/>
      <text:p text:style-name="P129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30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49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31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47">01, 04 i 05/12/23</text:p>
      <text:p text:style-name="P78">Període d'exàmens.</text:p>
      <text:p text:style-name="P57"/>
      <text:p text:style-name="P132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33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34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35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36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37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38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39"/>
      <text:p text:style-name="P139">************************************ <text:s text:c="2"/><text:span text:style-name="T34">2024 <text:s text:c="2"/></text:span>************************************</text:p>
      <text:p text:style-name="P139"/>
      <text:p text:style-name="P139"/>
      <text:p text:style-name="P139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40"/>
      <text:p text:style-name="P150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41"/>
      <text:p text:style-name="P141">D<text:span text:style-name="T12">ijous</text:span><text:tab/><text:tab/><text:span text:style-name="T35">11</text:span>/<text:span text:style-name="T33">01</text:span>/2<text:span text:style-name="T33">4</text:span></text:p>
      <text:p text:style-name="P95">Comentem apunts <text:a xlink:type="simple" xlink:href="https://paulinoposada.github.io/web_mec/documents/materiales_1.pdf">Materials 1</text:a> fins 3.2.9 Resistència a la radiació solar</text:p>
      <text:p text:style-name="P92"/>
      <text:p text:style-name="P142">D<text:span text:style-name="T12">illuns<text:tab/>15</text:span>/<text:span text:style-name="T33">01</text:span>/2<text:span text:style-name="T33">4</text:span></text:p>
      <text:p text:style-name="P96"><text:span text:style-name="T36">Acabem de comentar</text:span> apunts <text:a xlink:type="simple" xlink:href="https://paulinoposada.github.io/web_mec/documents/materiales_1.pdf">Materials 1</text:a>.</text:p>
      <text:p text:style-name="P97">Comentem soldadura tova.</text:p>
      <text:p text:style-name="P101">Faig demostració de soldadura tova.</text:p>
      <text:p text:style-name="P93"/>
      <text:p text:style-name="P143">D<text:span text:style-name="T12">imarts</text:span><text:tab/><text:span text:style-name="T35">16</text:span>/<text:span text:style-name="T33">01</text:span>/2<text:span text:style-name="T33">4</text:span></text:p>
      <text:p text:style-name="P98">Comen<text:span text:style-name="T37">c</text:span>em <text:span text:style-name="T37">amb pràctica </text:span>soldadura tova.</text:p>
      <text:p text:style-name="P102"/>
      <text:p text:style-name="P94"/>
      <text:p text:style-name="P144">D<text:span text:style-name="T12">imecres</text:span><text:tab/><text:span text:style-name="T35">17</text:span>/<text:span text:style-name="T33">01</text:span>/2<text:span text:style-name="T33">4</text:span></text:p>
      <text:p text:style-name="P99">Co<text:span text:style-name="T38">ntinuem pràctica </text:span>soldadura tova. <text:span text:style-name="T38">Termina de soldar mig grup.</text:span></text:p>
      <text:p text:style-name="P103"/>
      <text:p text:style-name="P145">D<text:span text:style-name="T12">ijous</text:span><text:tab/><text:tab/><text:span text:style-name="T35">18</text:span>/<text:span text:style-name="T33">01</text:span>/2<text:span text:style-name="T33">4</text:span></text:p>
      <text:p text:style-name="P100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8T22:38:16.176651724</dc:date>
    <meta:editing-duration>PT30M30S</meta:editing-duration>
    <meta:editing-cycles>65</meta:editing-cycles>
    <meta:document-statistic meta:table-count="0" meta:image-count="0" meta:object-count="0" meta:page-count="6" meta:paragraph-count="168" meta:word-count="854" meta:character-count="5854" meta:non-whitespace-character-count="5126"/>
  </office:meta>
</office:document-meta>
</file>